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27000003989D1EE5C8E94BF2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9.545cm" svg:x="0.5cm" svg:y="4.75cm">
          <draw:image xlink:href="Pictures/1000000100000727000003989D1EE5C8E94BF2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34:41.046128983</meta:creation-date>
    <dc:date>2023-02-19T10:36:08.914324425</dc:date>
    <meta:editing-duration>PT1M28S</meta:editing-duration>
    <meta:editing-cycles>1</meta:editing-cycles>
    <meta:document-statistic meta:object-count="1"/>
    <meta:generator>LibreOffice/7.4.4.2$Linux_X86_64 LibreOffice_project/40$Build-2</meta:generator>
  </office:meta>
</office:document-meta>
</file>